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57cm" style:rel-column-width="6553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">
      <style:paragraph-properties fo:text-align="start" style:justify-single-word="false" style:text-autospace="none" style:writing-mode="lr-tb"/>
      <style:text-properties style:font-name="Times New Roman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color="#000000" style:text-outline="false" style:text-line-through-style="none" style:font-name="Trebuchet MS" fo:font-size="9pt" fo:font-style="normal" fo:text-shadow="none" style:text-underline-style="none" fo:font-weight="normal" style:font-name-asian="Trebuchet MS" style:font-size-asian="9pt" style:font-style-asian="normal" style:font-weight-asian="normal" style:font-name-complex="Trebuchet MS" style:font-size-complex="9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rebuchet MS" style:font-size-asian="9pt" style:font-style-asian="normal" style:font-weight-asian="normal" style:font-name-complex="Trebuchet MS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10"/>
        <table:table-row>
          <table:table-cell table:style-name="Tabla1.A1" table:number-columns-spanned="10" office:value-type="string">
            <text:p text:style-name="P2">Sprint 0 – 25th April – 04th M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Table_20_Contents">Id</text:p>
          </table:table-cell>
          <table:table-cell table:style-name="Tabla1.A2" office:value-type="string">
            <text:p text:style-name="Table_20_Contents">Description</text:p>
          </table:table-cell>
          <table:table-cell table:style-name="Tabla1.A2" office:value-type="string">
            <text:p text:style-name="Table_20_Contents">Owner</text:p>
          </table:table-cell>
          <table:table-cell table:style-name="Tabla1.A2" office:value-type="string">
            <text:p text:style-name="Table_20_Contents">Importance</text:p>
          </table:table-cell>
          <table:table-cell table:style-name="Tabla1.A2" office:value-type="string">
            <text:p text:style-name="Table_20_Contents">Estimate (hours)</text:p>
          </table:table-cell>
          <table:table-cell table:style-name="Tabla1.A2" office:value-type="string">
            <text:p text:style-name="Table_20_Contents">Date start</text:p>
          </table:table-cell>
          <table:table-cell table:style-name="Tabla1.A2" office:value-type="string">
            <text:p text:style-name="Table_20_Contents">Date end</text:p>
          </table:table-cell>
          <table:table-cell table:style-name="Tabla1.A2" office:value-type="string">
            <text:p text:style-name="Table_20_Contents">Real time</text:p>
          </table:table-cell>
          <table:table-cell table:style-name="Tabla1.A2" office:value-type="string">
            <text:p text:style-name="Table_20_Contents">Cost (hours)</text:p>
          </table:table-cell>
          <table:table-cell table:style-name="Tabla1.J2" office:value-type="string">
            <text:p text:style-name="Table_20_Contents">Status</text:p>
          </table:table-cell>
        </table:table-row>
        <table:table-row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P1"><text:span text:style-name="T2">Title, purposes</text:span></text:p>
          </table:table-cell>
          <table:table-cell table:style-name="Tabla1.A2" office:value-type="string">
            <text:p text:style-name="Table_20_Contents">Sergio </text:p>
          </table:table-cell>
          <table:table-cell table:style-name="Tabla1.A2" office:value-type="string">
            <text:p text:style-name="Table_20_Contents">1</text:p>
          </table:table-cell>
          <table:table-cell table:style-name="Tabla1.A2" office:value-type="string">
            <text:p text:style-name="Table_20_Contents">Low</text:p>
          </table:table-cell>
          <table:table-cell table:style-name="Tabla1.A2" office:value-type="string">
            <text:p text:style-name="Table_20_Contents">25/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6-12T18:29:21</meta:creation-date>
    <dc:date>2014-06-12T20:03:17</dc:date>
    <dc:creator>Sergio </dc:creator>
    <meta:editing-duration>PT3M35S</meta:editing-duration>
    <meta:editing-cycles>1</meta:editing-cycles>
    <meta:document-statistic meta:table-count="1" meta:image-count="0" meta:object-count="0" meta:page-count="1" meta:paragraph-count="17" meta:word-count="30" meta:character-count="151" meta:non-whitespace-character-count="137"/>
    <meta:generator>LibreOffice/3.5$Linux_X86_64 LibreOffice_project/350m1$Build-2</meta:generator>
  </office:meta>
</office:document-meta>
</file>